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 office:value-type="string">
            <text:p>Sprint 1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Sprint 2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4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(ligger redan i a-taggar)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 bilden till vald bild</text:p>
          </table:table-cell>
          <table:table-cell table:style-name="ce9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om bilden är mindre än skrivbordsytan så repeteras bilden för att fylla ut</text:p>
          </table:table-cell>
          <table:table-cell table:style-name="ce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a fönster</text:p>
          </table:table-cell>
          <table:table-cell table:style-name="ce9"/>
          <table:table-cell table:number-columns-repeated="1022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När användaren klickar på fönstrets ”stängknapp”</text:p>
          </table:table-cell>
          <table:table-cell table:style-name="ce9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Så stängs fönstret</text:p>
          </table:table-cell>
          <table:table-cell table:style-name="ce9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Hantera fler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Öppna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ikonen för att öppna fönster</text:p>
          </table:table-cell>
          <table:table-cell table:style-name="ce9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öppnas ett likadant fönster</text:p>
          </table:table-cell>
          <table:table-cell table:style-name="ce9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båda syns (ligger inte på samma position)</text:p>
          </table:table-cell>
          <table:table-cell table:style-name="ce9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tt fönsters stängknapp</text:p>
          </table:table-cell>
          <table:table-cell table:style-name="ce9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ska det fönstret stängas</text:p>
          </table:table-cell>
          <table:table-cell table:style-name="ce9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Byta bild på skrivbordet från två olik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i det ena fönstret</text:p>
          </table:table-cell>
          <table:table-cell table:style-name="ce9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i det andra fönstret</text:p>
          </table:table-cell>
          <table:table-cell table:style-name="ce9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Plac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När användaren öppnar ytterligare et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å placeras det nya fönstret framför det redan öppna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och lite förskjutet i höjd och sidled</text:p>
          </table:table-cell>
          <table:table-cell table:style-name="ce9"/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Fokus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flera fönster är öppna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När användaren klickar på ett öppet fönster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å ska det fönstret visas överst</text:p>
          </table:table-cell>
          <table:table-cell table:style-name="ce9"/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 table:number-rows-repeated="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Omarbetning av kod</text:p>
          </table:table-cell>
          <table:table-cell table:style-name="ce9" office:value-type="float" office:value="4">
            <text:p>4</text:p>
          </table:table-cell>
          <table:table-cell table:formula="of:=+[.B67]" office:value-type="float" office:value="4">
            <text:p>4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Test efter alla ändringar</text:p>
          </table:table-cell>
          <table:table-cell table:style-name="ce9" office:value-type="float" office:value="2">
            <text:p>2</text:p>
          </table:table-cell>
          <table:table-cell table:formula="of:=+[.B68]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8" table:formula="of:=SUM([.B25:.B68])" office:value-type="float" office:value="28">
            <text:p>28</text:p>
          </table:table-cell>
          <table:table-cell table:style-name="ce8" table:formula="of:=SUM([.C25:.C68])" office:value-type="float" office:value="24">
            <text:p>24</text:p>
          </table:table-cell>
          <table:table-cell table:style-name="ce8" table:formula="of:=SUM([.D25:.D68])" office:value-type="float" office:value="10">
            <text:p>10</text:p>
          </table:table-cell>
          <table:table-cell table:style-name="ce8" table:formula="of:=SUM([.E25:.E68])" office:value-type="float" office:value="13">
            <text:p>13</text:p>
          </table:table-cell>
          <table:table-cell table:style-name="ce8" table:formula="of:=SUM([.F25:.F68])" office:value-type="float" office:value="10">
            <text:p>10</text:p>
          </table:table-cell>
          <table:table-cell table:style-name="ce8" table:formula="of:=SUM([.G25:.G68])" office:value-type="float" office:value="6">
            <text:p>6</text:p>
          </table:table-cell>
          <table:table-cell table:style-name="ce8" table:formula="of:=SUM([.H25:.H68])" office:value-type="float" office:value="3">
            <text:p>3</text:p>
          </table:table-cell>
          <table:table-cell table:style-name="ce8" table:formula="of:=SUM([.I25:.I68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69]/7*6" office:value-type="float" office:value="24">
            <text:p>24</text:p>
          </table:table-cell>
          <table:table-cell table:formula="of:=+[.$B69]/7*5" office:value-type="float" office:value="20">
            <text:p>20</text:p>
          </table:table-cell>
          <table:table-cell table:formula="of:=+[.$B69]/7*4" office:value-type="float" office:value="16">
            <text:p>16</text:p>
          </table:table-cell>
          <table:table-cell table:formula="of:=+[.$B69]/7*3" office:value-type="float" office:value="12">
            <text:p>12</text:p>
          </table:table-cell>
          <table:table-cell table:formula="of:=+[.$B69]/7*2" office:value-type="float" office:value="8">
            <text:p>8</text:p>
          </table:table-cell>
          <table:table-cell table:formula="of:=+[.$B69]/7*1" office:value-type="float" office:value="4">
            <text:p>4</text:p>
          </table:table-cell>
          <table:table-cell table:formula="of:=+[.$B69]/7*0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Kommentarer</text:p>
          </table:table-cell>
          <table:table-cell table:number-columns-repeated="1023"/>
        </table:table-row>
        <table:table-row table:style-name="ro3">
          <table:table-cell office:value-type="string">
            <text:p>Scenario ”Placera fönster” och ”Fokusera fönster” inlyfta dag 3. Tid här är den tid jag uppskattar är kvar efter den dagen. Då har jag lagt ner dagens 4 timmar på ”Placera fönster” (se sprintbacklog-worked time)</text:p>
          </table:table-cell>
          <table:table-cell table:number-columns-repeated="102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2014-01-14</text:date>, <text:time>23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4T23:39:43.51</dc:date>
    <dc:creator>Lotta Onsö</dc:creator>
    <meta:editing-duration>P4DT13H43M32S</meta:editing-duration>
    <meta:editing-cycles>27</meta:editing-cycles>
    <meta:generator>OpenOffice/4.0.0$Win32 OpenOffice.org_project/400m3$Build-9702</meta:generator>
    <meta:document-statistic meta:table-count="3" meta:cell-count="334" meta:object-count="0"/>
  </office:meta>
</office:document-meta>
</file>